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 fo:min-height="13.466cm" fo:min-width="21.004cm"/>
    </style:style>
    <style:style style:name="gr2" style:family="graphic" style:parent-style-name="standard">
      <style:graphic-properties draw:stroke="none" draw:fill-color="#0099ff" draw:textarea-horizontal-align="justify" draw:textarea-vertical-align="middle" draw:auto-grow-height="false" fo:min-height="2.804cm" fo:min-width="2.554cm"/>
    </style:style>
    <style:style style:name="gr3" style:family="graphic" style:parent-style-name="standard">
      <style:graphic-properties draw:fill-color="#00ae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Ultrafine_20_Dashed" svg:stroke-color="#333333" draw:fill="none" draw:fill-color="#00ae00" draw:textarea-horizontal-align="justify" draw:textarea-vertical-align="middle" draw:auto-grow-height="false" fo:min-height="4.331cm" fo:min-width="4.081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fill-color="#00ae00" draw:textarea-vertical-align="middle"/>
    </style:style>
    <style:style style:name="gr8" style:family="graphic" style:parent-style-name="standard">
      <style:graphic-properties draw:fill-color="#4c4c4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color="#666666" draw:fill="none" draw:fill-color="#00ae00" draw:textarea-horizontal-align="justify" draw:textarea-vertical-align="middle" draw:auto-grow-height="false" fo:min-height="1.995cm" fo:min-width="1.745cm"/>
    </style:style>
    <style:style style:name="gr10" style:family="graphic" style:parent-style-name="standard">
      <style:graphic-properties draw:stroke="dash" draw:stroke-dash="Ultrafine_20_Dashed" svg:stroke-color="#4c4c4c" draw:fill="none" draw:fill-color="#00ae00" draw:textarea-horizontal-align="justify" draw:textarea-vertical-align="middle" draw:auto-grow-height="false" fo:min-height="2.162cm" fo:min-width="1.912cm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dash" draw:stroke-dash="Ultrafine_20_Dashed" svg:stroke-color="#999999" draw:fill="none" draw:fill-color="#00ae00" draw:textarea-horizontal-align="justify" draw:textarea-vertical-align="middle" draw:auto-grow-height="false" fo:min-height="1.676cm" fo:min-width="1.426cm"/>
    </style:style>
    <style:style style:name="gr13" style:family="graphic" style:parent-style-name="objectwithoutfill">
      <style:graphic-properties draw:stroke="solid" draw:stroke-dash="Ultrafine_20_Dashed" draw:fill="none" draw:fill-color="#00ae00" draw:textarea-vertical-align="middle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131cm" fo:min-width="0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0099ff"/>
      <style:paragraph-properties fo:text-align="center"/>
    </style:style>
    <style:style style:name="P3" style:family="paragraph">
      <loext:graphic-properties draw:fill-color="#00ae00"/>
      <style:paragraph-properties fo:text-align="center"/>
    </style:style>
    <style:style style:name="P4" style:family="paragraph">
      <loext:graphic-properties draw:fill="none" draw:fill-color="#00ae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4c4c4c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04cm" svg:height="13.716cm" svg:x="0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4.318cm" svg:x="7.73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4.318cm" svg:x="11.541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4.318cm" svg:x="14.97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4.318cm" svg:x="15.47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4.318cm" svg:x="13.95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4.318cm" svg:x="3.032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4.318cm" svg:x="4.683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24cm" svg:height="0.001cm" svg:x="10.982cm" svg:y="11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477cm" svg:height="6.477cm" svg:x="8.22cm" svg:y="8.2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27cm" svg:height="0.127cm" svg:x="11.582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127cm" svg:height="0.127cm" svg:x="12.782cm" svg:y="9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4" draw:layer="layout" svg:x1="12.811cm" svg:y1="9.89cm" svg:x2="11.668cm" svg:y2="9.89cm">
          <text:p/>
        </draw:line>
        <draw:custom-shape draw:style-name="gr8" draw:text-style-name="P7" draw:layer="layout" svg:width="0.127cm" svg:height="0.127cm" svg:x="11.582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1.668cm" svg:y1="9.89cm" svg:x2="11.668cm" svg:y2="11.414cm">
          <text:p/>
        </draw:line>
        <draw:custom-shape draw:style-name="gr9" draw:text-style-name="P4" draw:layer="layout" svg:width="3.175cm" svg:height="3.175cm" svg:x="11.20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41cm" svg:height="3.41cm" svg:x="9.89cm" svg:y="8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127cm" svg:height="0.127cm" svg:x="14.082cm" svg:y="9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4" draw:layer="layout" svg:x1="14.108cm" svg:y1="9.89cm" svg:x2="12.838cm" svg:y2="9.89cm">
          <text:p/>
        </draw:line>
        <draw:custom-shape draw:style-name="gr12" draw:text-style-name="P4" draw:layer="layout" svg:width="2.724cm" svg:height="2.724cm" svg:x="12.8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5.445cm" svg:y1="12.43cm" svg:x2="4.175cm" svg:y2="14.97cm">
          <text:p/>
        </draw:line>
        <draw:frame draw:style-name="gr14" draw:text-style-name="P10" draw:layer="layout" svg:width="4.697cm" svg:height="0.729cm" svg:x="1.891cm" svg:y="15.024cm">
          <draw:text-box>
            <text:p text:style-name="P9"><text:span text:style-name="T1">Structure Atom</text:span></text:p>
          </draw:text-box>
        </draw:frame>
        <draw:line draw:style-name="gr13" draw:text-style-name="P4" draw:layer="layout" svg:x1="11.668cm" svg:y1="11.414cm" svg:x2="8.874cm" svg:y2="13.446cm">
          <text:p/>
        </draw:line>
        <draw:frame draw:style-name="gr15" draw:text-style-name="P10" draw:layer="layout" svg:width="2.674cm" svg:height="0.729cm" svg:x="9.324cm" svg:y="12.811cm">
          <draw:text-box>
            <text:p text:style-name="P9"><text:span text:style-name="T1">Pore radius</text:span></text:p>
          </draw:text-box>
        </draw:frame>
        <draw:line draw:style-name="gr13" draw:text-style-name="P4" draw:layer="layout" svg:x1="14.208cm" svg:y1="9.89cm" svg:x2="16.367cm" svg:y2="10.398cm">
          <text:p/>
        </draw:line>
        <draw:frame draw:style-name="gr15" draw:text-style-name="P10" draw:layer="layout" svg:width="2.581cm" svg:height="0.729cm" svg:x="15.859cm" svg:y="10.304cm">
          <draw:text-box>
            <text:p><text:span text:style-name="T1">Initial Po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1:18:48.581926809</meta:creation-date>
    <dc:date>2015-05-19T22:16:43.596129784</dc:date>
    <meta:editing-duration>PT41M55S</meta:editing-duration>
    <meta:editing-cycles>4</meta:editing-cycles>
    <meta:generator>LibreOffice/4.4.2.2$Linux_X86_64 LibreOffice_project/40m0$Build-2</meta:generator>
    <meta:document-statistic meta:object-count="26"/>
  </office:meta>
</office:document-meta>
</file>